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officeooo:rsid="000ecdc1" officeooo:paragraph-rsid="000ecdc1"/>
    </style:style>
    <style:style style:name="P3" style:family="paragraph" style:parent-style-name="Standard">
      <style:text-properties officeooo:rsid="000ecdc1" officeooo:paragraph-rsid="001e9d3f"/>
    </style:style>
    <style:style style:name="P4" style:family="paragraph" style:parent-style-name="Standard">
      <style:text-properties officeooo:rsid="000ecdc1" officeooo:paragraph-rsid="00237211"/>
    </style:style>
    <style:style style:name="P5" style:family="paragraph" style:parent-style-name="Standard">
      <style:text-properties officeooo:rsid="000ecdc1" officeooo:paragraph-rsid="00271ba4"/>
    </style:style>
    <style:style style:name="P6" style:family="paragraph" style:parent-style-name="Standard">
      <style:text-properties officeooo:rsid="000ecdc1" officeooo:paragraph-rsid="0028e27f"/>
    </style:style>
    <style:style style:name="P7" style:family="paragraph" style:parent-style-name="Standard">
      <style:text-properties officeooo:rsid="000ecdc1" officeooo:paragraph-rsid="0029d1ca"/>
    </style:style>
    <style:style style:name="P8" style:family="paragraph" style:parent-style-name="Standard">
      <style:text-properties officeooo:rsid="000ecdc1" officeooo:paragraph-rsid="002b589f"/>
    </style:style>
    <style:style style:name="P9" style:family="paragraph" style:parent-style-name="Standard">
      <style:text-properties officeooo:rsid="000ecdc1" officeooo:paragraph-rsid="002c5cdb"/>
    </style:style>
    <style:style style:name="P10" style:family="paragraph" style:parent-style-name="Standard">
      <style:text-properties officeooo:rsid="000ecdc1" officeooo:paragraph-rsid="002e0e5e"/>
    </style:style>
    <style:style style:name="P11" style:family="paragraph" style:parent-style-name="Standard">
      <style:text-properties fo:font-size="16pt" fo:font-weight="bold" officeooo:rsid="0014bc32" officeooo:paragraph-rsid="0014bc32" style:font-size-asian="16pt" style:font-weight-asian="bold" style:font-size-complex="16pt" style:font-weight-complex="bold"/>
    </style:style>
    <style:style style:name="P12" style:family="paragraph" style:parent-style-name="Standard">
      <style:text-properties officeooo:rsid="0013b9c6" officeooo:paragraph-rsid="000ecdc1"/>
    </style:style>
    <style:style style:name="P13" style:family="paragraph" style:parent-style-name="Standard">
      <style:text-properties officeooo:rsid="00237211" officeooo:paragraph-rsid="00237211"/>
    </style:style>
    <style:style style:name="P14" style:family="paragraph" style:parent-style-name="Standard">
      <style:text-properties officeooo:rsid="00237211" officeooo:paragraph-rsid="00271ba4"/>
    </style:style>
    <style:style style:name="P15" style:family="paragraph" style:parent-style-name="Standard">
      <style:text-properties officeooo:rsid="00237211" officeooo:paragraph-rsid="0028e27f"/>
    </style:style>
    <style:style style:name="P16" style:family="paragraph" style:parent-style-name="Standard">
      <style:text-properties officeooo:rsid="00237211" officeooo:paragraph-rsid="0029d1ca"/>
    </style:style>
    <style:style style:name="P17" style:family="paragraph" style:parent-style-name="Standard">
      <style:text-properties officeooo:rsid="00271ba4" officeooo:paragraph-rsid="00271ba4"/>
    </style:style>
    <style:style style:name="P18" style:family="paragraph" style:parent-style-name="Standard">
      <style:text-properties officeooo:rsid="00271ba4" officeooo:paragraph-rsid="0028e27f"/>
    </style:style>
    <style:style style:name="P19" style:family="paragraph" style:parent-style-name="Standard">
      <style:text-properties officeooo:rsid="0029d1ca" officeooo:paragraph-rsid="0029d1ca"/>
    </style:style>
    <style:style style:name="P20" style:family="paragraph" style:parent-style-name="Standard">
      <style:text-properties officeooo:rsid="0029d1ca" officeooo:paragraph-rsid="002b589f"/>
    </style:style>
    <style:style style:name="P21" style:family="paragraph" style:parent-style-name="Standard">
      <style:text-properties officeooo:rsid="0029d1ca" officeooo:paragraph-rsid="005398ae"/>
    </style:style>
    <style:style style:name="P22" style:family="paragraph" style:parent-style-name="Standard">
      <style:text-properties officeooo:rsid="002b589f" officeooo:paragraph-rsid="002b589f"/>
    </style:style>
    <style:style style:name="P23" style:family="paragraph" style:parent-style-name="Standard">
      <style:text-properties officeooo:rsid="002c5cdb" officeooo:paragraph-rsid="002c5cdb"/>
    </style:style>
    <style:style style:name="P24" style:family="paragraph" style:parent-style-name="Standard">
      <style:text-properties officeooo:rsid="002c5cdb" officeooo:paragraph-rsid="002e0e5e"/>
    </style:style>
    <style:style style:name="P25" style:family="paragraph" style:parent-style-name="Standard">
      <style:text-properties officeooo:rsid="002e0e5e" officeooo:paragraph-rsid="002e0e5e"/>
    </style:style>
    <style:style style:name="P26" style:family="paragraph" style:parent-style-name="Standard">
      <style:text-properties officeooo:rsid="002e0e5e" officeooo:paragraph-rsid="002e372c"/>
    </style:style>
    <style:style style:name="P27" style:family="paragraph" style:parent-style-name="Standard">
      <style:text-properties officeooo:rsid="002e0e5e" officeooo:paragraph-rsid="002fb542"/>
    </style:style>
    <style:style style:name="P28" style:family="paragraph" style:parent-style-name="Standard">
      <style:text-properties officeooo:rsid="002e0e5e" officeooo:paragraph-rsid="003655d2"/>
    </style:style>
    <style:style style:name="P29" style:family="paragraph" style:parent-style-name="Standard">
      <style:text-properties officeooo:rsid="002e0e5e" officeooo:paragraph-rsid="00376909"/>
    </style:style>
    <style:style style:name="P30" style:family="paragraph" style:parent-style-name="Standard">
      <style:text-properties officeooo:rsid="002e0e5e" officeooo:paragraph-rsid="003885c0"/>
    </style:style>
    <style:style style:name="P31" style:family="paragraph" style:parent-style-name="Standard">
      <style:text-properties officeooo:rsid="002e0e5e" officeooo:paragraph-rsid="003ed86e"/>
    </style:style>
    <style:style style:name="P32" style:family="paragraph" style:parent-style-name="Standard">
      <style:text-properties officeooo:rsid="002e0e5e" officeooo:paragraph-rsid="003f6b94"/>
    </style:style>
    <style:style style:name="P33" style:family="paragraph" style:parent-style-name="Standard">
      <style:text-properties officeooo:rsid="002e0e5e" officeooo:paragraph-rsid="00432612"/>
    </style:style>
    <style:style style:name="P34" style:family="paragraph" style:parent-style-name="Standard">
      <style:text-properties officeooo:rsid="002e0e5e" officeooo:paragraph-rsid="00473e4b"/>
    </style:style>
    <style:style style:name="P35" style:family="paragraph" style:parent-style-name="Standard">
      <style:text-properties officeooo:rsid="002e0e5e" officeooo:paragraph-rsid="0048622f"/>
    </style:style>
    <style:style style:name="P36" style:family="paragraph" style:parent-style-name="Standard">
      <style:text-properties officeooo:rsid="002e0e5e" officeooo:paragraph-rsid="004a3093"/>
    </style:style>
    <style:style style:name="P37" style:family="paragraph" style:parent-style-name="Standard">
      <style:text-properties officeooo:rsid="002e0e5e" officeooo:paragraph-rsid="004ae6fd"/>
    </style:style>
    <style:style style:name="P38" style:family="paragraph" style:parent-style-name="Standard">
      <style:text-properties officeooo:rsid="002e0e5e" officeooo:paragraph-rsid="00502946"/>
    </style:style>
    <style:style style:name="P39" style:family="paragraph" style:parent-style-name="Standard">
      <style:text-properties officeooo:rsid="002e0e5e" officeooo:paragraph-rsid="005d3f29"/>
    </style:style>
    <style:style style:name="P40" style:family="paragraph" style:parent-style-name="Standard">
      <style:text-properties officeooo:rsid="002e372c" officeooo:paragraph-rsid="002e372c"/>
    </style:style>
    <style:style style:name="P41" style:family="paragraph" style:parent-style-name="Standard">
      <style:text-properties officeooo:rsid="002e372c" officeooo:paragraph-rsid="002fb542"/>
    </style:style>
    <style:style style:name="P42" style:family="paragraph" style:parent-style-name="Standard">
      <style:text-properties officeooo:rsid="002e372c" officeooo:paragraph-rsid="00369bb0"/>
    </style:style>
    <style:style style:name="P43" style:family="paragraph" style:parent-style-name="Standard">
      <style:text-properties officeooo:rsid="002e372c" officeooo:paragraph-rsid="0051238c"/>
    </style:style>
    <style:style style:name="P44" style:family="paragraph" style:parent-style-name="Standard">
      <style:text-properties officeooo:rsid="002fb542" officeooo:paragraph-rsid="002fb542"/>
    </style:style>
    <style:style style:name="P45" style:family="paragraph" style:parent-style-name="Standard">
      <style:text-properties officeooo:rsid="002fb542" officeooo:paragraph-rsid="003bb9a9"/>
    </style:style>
    <style:style style:name="P46" style:family="paragraph" style:parent-style-name="Standard">
      <style:text-properties officeooo:rsid="001e1e93" officeooo:paragraph-rsid="000ecdc1"/>
    </style:style>
    <style:style style:name="P47" style:family="paragraph" style:parent-style-name="Standard">
      <style:text-properties officeooo:paragraph-rsid="00312272"/>
    </style:style>
    <style:style style:name="P48" style:family="paragraph" style:parent-style-name="Standard">
      <style:text-properties officeooo:rsid="00376909" officeooo:paragraph-rsid="003885c0"/>
    </style:style>
    <style:style style:name="P49" style:family="paragraph" style:parent-style-name="Standard">
      <style:text-properties officeooo:rsid="003ef813" officeooo:paragraph-rsid="003ef813"/>
    </style:style>
    <style:style style:name="P50" style:family="paragraph" style:parent-style-name="Standard">
      <style:text-properties officeooo:rsid="003f6b94" officeooo:paragraph-rsid="003f6b94"/>
    </style:style>
    <style:style style:name="P51" style:family="paragraph" style:parent-style-name="Standard">
      <style:text-properties officeooo:rsid="00432612" officeooo:paragraph-rsid="00432612"/>
    </style:style>
    <style:style style:name="P52" style:family="paragraph" style:parent-style-name="Standard">
      <style:text-properties style:font-name="DejaVu Sans Mono" fo:font-size="10pt" officeooo:rsid="00502946" officeooo:paragraph-rsid="00502946" style:font-size-asian="10pt" style:font-size-complex="10pt"/>
    </style:style>
    <style:style style:name="P53" style:family="paragraph" style:parent-style-name="Standard">
      <style:text-properties style:font-name="DejaVu Sans Mono" fo:font-size="10pt" officeooo:rsid="002e0e5e" officeooo:paragraph-rsid="00502946" style:font-size-asian="10pt" style:font-size-complex="10pt"/>
    </style:style>
    <style:style style:name="P54" style:family="paragraph" style:parent-style-name="Standard">
      <style:text-properties officeooo:rsid="0051238c" officeooo:paragraph-rsid="0051238c"/>
    </style:style>
    <style:style style:name="P55" style:family="paragraph" style:parent-style-name="Standard">
      <style:text-properties officeooo:paragraph-rsid="0059aedc"/>
    </style:style>
    <style:style style:name="P56" style:family="paragraph" style:parent-style-name="Preformatted_20_Text">
      <style:text-properties officeooo:paragraph-rsid="00161d22"/>
    </style:style>
    <style:style style:name="P57" style:family="paragraph" style:parent-style-name="Preformatted_20_Text">
      <style:text-properties officeooo:rsid="00161d22" officeooo:paragraph-rsid="00161d22"/>
    </style:style>
    <style:style style:name="P58" style:family="paragraph" style:parent-style-name="Preformatted_20_Text">
      <style:text-properties officeooo:rsid="00161d22" officeooo:paragraph-rsid="001e9d3f"/>
    </style:style>
    <style:style style:name="P59" style:family="paragraph" style:parent-style-name="Preformatted_20_Text">
      <style:text-properties officeooo:paragraph-rsid="00168796"/>
    </style:style>
    <style:style style:name="P60" style:family="paragraph" style:parent-style-name="Preformatted_20_Text">
      <style:text-properties officeooo:rsid="001e9d3f" officeooo:paragraph-rsid="001e9d3f"/>
    </style:style>
    <style:style style:name="P61" style:family="paragraph" style:parent-style-name="Preformatted_20_Text">
      <style:text-properties officeooo:rsid="00376909" officeooo:paragraph-rsid="00376909"/>
    </style:style>
    <style:style style:name="P62" style:family="paragraph" style:parent-style-name="Preformatted_20_Text">
      <style:text-properties officeooo:rsid="00376909" officeooo:paragraph-rsid="003885c0"/>
    </style:style>
    <style:style style:name="P63" style:family="paragraph" style:parent-style-name="Preformatted_20_Text">
      <style:text-properties officeooo:rsid="00376909" officeooo:paragraph-rsid="00473e4b"/>
    </style:style>
    <style:style style:name="P64" style:family="paragraph" style:parent-style-name="Preformatted_20_Text">
      <style:text-properties officeooo:rsid="00376909" officeooo:paragraph-rsid="0048622f"/>
    </style:style>
    <style:style style:name="P65" style:family="paragraph" style:parent-style-name="Preformatted_20_Text">
      <style:text-properties officeooo:rsid="003885c0" officeooo:paragraph-rsid="003885c0"/>
    </style:style>
    <style:style style:name="P66" style:family="paragraph" style:parent-style-name="Preformatted_20_Text">
      <style:text-properties officeooo:rsid="003885c0" officeooo:paragraph-rsid="00473e4b"/>
    </style:style>
    <style:style style:name="P67" style:family="paragraph" style:parent-style-name="Preformatted_20_Text">
      <style:text-properties officeooo:rsid="003885c0" officeooo:paragraph-rsid="004a3093"/>
    </style:style>
    <style:style style:name="P68" style:family="paragraph" style:parent-style-name="Preformatted_20_Text">
      <style:text-properties officeooo:rsid="003885c0" officeooo:paragraph-rsid="004ae6fd"/>
    </style:style>
    <style:style style:name="P69" style:family="paragraph" style:parent-style-name="Preformatted_20_Text">
      <style:text-properties officeooo:rsid="0048622f" officeooo:paragraph-rsid="004a3093"/>
    </style:style>
    <style:style style:name="P70" style:family="paragraph" style:parent-style-name="Preformatted_20_Text">
      <style:text-properties officeooo:rsid="004a3093" officeooo:paragraph-rsid="004a3093"/>
    </style:style>
    <style:style style:name="P71" style:family="paragraph" style:parent-style-name="Preformatted_20_Text">
      <style:text-properties officeooo:rsid="004a3093" officeooo:paragraph-rsid="004ae6fd"/>
    </style:style>
    <style:style style:name="P72" style:family="paragraph" style:parent-style-name="Preformatted_20_Text">
      <style:text-properties officeooo:rsid="004ae6fd" officeooo:paragraph-rsid="004ae6fd"/>
    </style:style>
    <style:style style:name="P73" style:family="paragraph" style:parent-style-name="Preformatted_20_Text">
      <style:text-properties style:font-name="Liberation Serif" fo:font-size="12pt" officeooo:rsid="003885c0" officeooo:paragraph-rsid="004a3093" style:font-size-asian="12pt" style:font-size-complex="12pt"/>
    </style:style>
    <style:style style:name="P74" style:family="paragraph" style:parent-style-name="Preformatted_20_Text">
      <style:text-properties style:font-name="Liberation Serif" fo:font-size="12pt" officeooo:rsid="003885c0" officeooo:paragraph-rsid="0048622f" style:font-size-asian="12pt" style:font-size-complex="12pt"/>
    </style:style>
    <style:style style:name="P75" style:family="paragraph" style:parent-style-name="Preformatted_20_Text">
      <style:text-properties style:font-name="Liberation Serif" fo:font-size="12pt" officeooo:rsid="003885c0" officeooo:paragraph-rsid="005d3f29" style:font-size-asian="12pt" style:font-size-complex="12pt"/>
    </style:style>
    <style:style style:name="P76" style:family="paragraph" style:parent-style-name="Preformatted_20_Text">
      <style:text-properties style:font-name="Liberation Serif" fo:font-size="12pt" officeooo:rsid="0048622f" officeooo:paragraph-rsid="0048622f" style:font-size-asian="12pt" style:font-size-complex="12pt"/>
    </style:style>
    <style:style style:name="P77" style:family="paragraph" style:parent-style-name="Preformatted_20_Text">
      <style:text-properties style:font-name="Liberation Serif" fo:font-size="12pt" officeooo:rsid="0048622f" officeooo:paragraph-rsid="004a3093" style:font-size-asian="12pt" style:font-size-complex="12pt"/>
    </style:style>
    <style:style style:name="P78" style:family="paragraph" style:parent-style-name="Preformatted_20_Text">
      <style:text-properties style:font-name="Liberation Serif" fo:font-size="12pt" officeooo:rsid="0048622f" officeooo:paragraph-rsid="005d3f29" style:font-size-asian="12pt" style:font-size-complex="12pt"/>
    </style:style>
    <style:style style:name="P79" style:family="paragraph" style:parent-style-name="Preformatted_20_Text">
      <style:text-properties style:font-name="Liberation Serif" fo:font-size="12pt" officeooo:rsid="004ae6fd" officeooo:paragraph-rsid="004ae6fd" style:font-size-asian="12pt" style:font-size-complex="12pt"/>
    </style:style>
    <style:style style:name="P80" style:family="paragraph" style:parent-style-name="Preformatted_20_Text">
      <style:text-properties style:font-name="Liberation Serif" fo:font-size="12pt" officeooo:rsid="004ae6fd" officeooo:paragraph-rsid="00502946" style:font-size-asian="12pt" style:font-size-complex="12pt"/>
    </style:style>
    <style:style style:name="P81" style:family="paragraph" style:parent-style-name="Preformatted_20_Text">
      <style:text-properties style:font-name="Liberation Serif" fo:font-size="12pt" officeooo:rsid="004ecc5a" officeooo:paragraph-rsid="004ecc5a" style:font-size-asian="12pt" style:font-size-complex="12pt"/>
    </style:style>
    <style:style style:name="P82" style:family="paragraph" style:parent-style-name="Preformatted_20_Text">
      <style:text-properties style:font-name="Liberation Serif" fo:font-size="12pt" officeooo:rsid="005d3f29" officeooo:paragraph-rsid="005d3f29" style:font-size-asian="12pt" style:font-size-complex="12pt"/>
    </style:style>
    <style:style style:name="P83" style:family="paragraph" style:parent-style-name="Preformatted_20_Text">
      <style:text-properties officeooo:rsid="0059aedc" officeooo:paragraph-rsid="0059aedc"/>
    </style:style>
    <style:style style:name="P84" style:family="paragraph" style:parent-style-name="Preformatted_20_Text">
      <style:text-properties style:font-name="DejaVu Sans Mono" fo:font-size="10pt" officeooo:rsid="0048622f" officeooo:paragraph-rsid="005d3f29" style:font-size-asian="10pt" style:font-size-complex="10pt"/>
    </style:style>
    <style:style style:name="P85" style:family="paragraph" style:parent-style-name="Preformatted_20_Text">
      <style:text-properties style:font-name="DejaVu Sans Mono" fo:font-size="10pt" officeooo:rsid="005d3f29" officeooo:paragraph-rsid="005d3f29" style:font-size-asian="10pt" style:font-size-complex="10pt"/>
    </style:style>
    <style:style style:name="P86" style:family="paragraph" style:parent-style-name="Standard">
      <style:paragraph-properties fo:break-before="page"/>
      <style:text-properties officeooo:rsid="00237211" officeooo:paragraph-rsid="00237211"/>
    </style:style>
    <style:style style:name="P87" style:family="paragraph" style:parent-style-name="Contents_20_5">
      <style:paragraph-properties>
        <style:tab-stops>
          <style:tab-stop style:position="15.406cm" style:type="right" style:leader-style="dotted" style:leader-text="."/>
        </style:tab-stops>
      </style:paragraph-properties>
    </style:style>
    <style:style style:name="P88" style:family="paragraph" style:parent-style-name="Heading_20_5">
      <style:text-properties officeooo:rsid="001e9d3f" officeooo:paragraph-rsid="001e9d3f"/>
    </style:style>
    <style:style style:name="P89" style:family="paragraph" style:parent-style-name="Heading_20_5">
      <style:text-properties officeooo:rsid="000ecdc1" officeooo:paragraph-rsid="001e9d3f"/>
    </style:style>
    <style:style style:name="P90" style:family="paragraph" style:parent-style-name="Heading_20_5">
      <style:text-properties officeooo:rsid="000ecdc1" officeooo:paragraph-rsid="00237211"/>
    </style:style>
    <style:style style:name="P91" style:family="paragraph" style:parent-style-name="Heading_20_5">
      <style:text-properties officeooo:rsid="0011b245"/>
    </style:style>
    <style:style style:name="P92" style:family="paragraph" style:parent-style-name="Heading_20_5">
      <style:text-properties officeooo:rsid="00271ba4" officeooo:paragraph-rsid="00271ba4"/>
    </style:style>
    <style:style style:name="P93" style:family="paragraph" style:parent-style-name="Heading_20_5">
      <style:text-properties officeooo:rsid="00271ba4" officeooo:paragraph-rsid="0028e27f"/>
    </style:style>
    <style:style style:name="P94" style:family="paragraph" style:parent-style-name="Heading_20_5">
      <style:text-properties officeooo:rsid="00271ba4" officeooo:paragraph-rsid="0029d1ca"/>
    </style:style>
    <style:style style:name="P95" style:family="paragraph" style:parent-style-name="Heading_20_5">
      <style:text-properties officeooo:rsid="00271ba4" officeooo:paragraph-rsid="002b589f"/>
    </style:style>
    <style:style style:name="P96" style:family="paragraph" style:parent-style-name="Heading_20_5">
      <style:text-properties officeooo:rsid="002b589f" officeooo:paragraph-rsid="002b589f"/>
    </style:style>
    <style:style style:name="P97" style:family="paragraph" style:parent-style-name="Heading_20_5">
      <style:text-properties officeooo:rsid="0033979d" officeooo:paragraph-rsid="0033979d"/>
    </style:style>
    <style:style style:name="P98" style:family="paragraph" style:parent-style-name="Heading_20_5">
      <style:text-properties officeooo:rsid="002e0e5e" officeooo:paragraph-rsid="002e0e5e"/>
    </style:style>
    <style:style style:name="P99" style:family="paragraph" style:parent-style-name="Heading_20_5">
      <style:text-properties officeooo:rsid="002e0e5e" officeooo:paragraph-rsid="002e372c"/>
    </style:style>
    <style:style style:name="P100" style:family="paragraph" style:parent-style-name="Heading_20_5">
      <style:text-properties officeooo:rsid="002e372c" officeooo:paragraph-rsid="002e372c"/>
    </style:style>
    <style:style style:name="P101" style:family="paragraph" style:parent-style-name="Heading_20_5">
      <style:text-properties officeooo:rsid="002fb542" officeooo:paragraph-rsid="002fb542"/>
    </style:style>
    <style:style style:name="P102" style:family="paragraph" style:parent-style-name="Heading_20_5">
      <style:text-properties officeooo:rsid="002fb542" officeooo:paragraph-rsid="003655d2"/>
    </style:style>
    <style:style style:name="P103" style:family="paragraph" style:parent-style-name="Heading_20_5">
      <style:text-properties officeooo:rsid="003655d2" officeooo:paragraph-rsid="00376909"/>
    </style:style>
    <style:style style:name="P104" style:family="paragraph" style:parent-style-name="Heading_20_5">
      <style:text-properties officeooo:rsid="003655d2" officeooo:paragraph-rsid="003885c0"/>
    </style:style>
    <style:style style:name="P105" style:family="paragraph" style:parent-style-name="Heading_20_5">
      <style:text-properties officeooo:rsid="003655d2" officeooo:paragraph-rsid="00432612"/>
    </style:style>
    <style:style style:name="P106" style:family="paragraph" style:parent-style-name="Heading_20_5">
      <style:text-properties officeooo:rsid="003655d2" officeooo:paragraph-rsid="00473e4b"/>
    </style:style>
    <style:style style:name="P107" style:family="paragraph" style:parent-style-name="Heading_20_5">
      <style:text-properties officeooo:rsid="003655d2" officeooo:paragraph-rsid="0048622f"/>
    </style:style>
    <style:style style:name="P108" style:family="paragraph" style:parent-style-name="Heading_20_5">
      <style:text-properties officeooo:rsid="003655d2" officeooo:paragraph-rsid="004a3093"/>
    </style:style>
    <style:style style:name="P109" style:family="paragraph" style:parent-style-name="Heading_20_5">
      <style:text-properties officeooo:rsid="003655d2" officeooo:paragraph-rsid="004ae6fd"/>
    </style:style>
    <style:style style:name="P110" style:family="paragraph" style:parent-style-name="Heading_20_5">
      <style:text-properties officeooo:rsid="003655d2" officeooo:paragraph-rsid="00502946"/>
    </style:style>
    <style:style style:name="P111" style:family="paragraph" style:parent-style-name="Heading_20_5">
      <style:text-properties officeooo:rsid="003655d2" officeooo:paragraph-rsid="005d3f29"/>
    </style:style>
    <style:style style:name="T1" style:family="text">
      <style:text-properties officeooo:rsid="00411038"/>
    </style:style>
    <style:style style:name="T2" style:family="text">
      <style:text-properties officeooo:rsid="00161d22"/>
    </style:style>
    <style:style style:name="T3" style:family="text">
      <style:text-properties officeooo:rsid="00168796"/>
    </style:style>
    <style:style style:name="T4" style:family="text">
      <style:text-properties officeooo:rsid="001cd20a"/>
    </style:style>
    <style:style style:name="T5" style:family="text">
      <style:text-properties officeooo:rsid="001e9d3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5deb7e" style:font-weight-asian="bold" style:font-weight-complex="bold"/>
    </style:style>
    <style:style style:name="T8" style:family="text">
      <style:text-properties fo:font-weight="bold" officeooo:rsid="00161d22" style:font-weight-asian="bold" style:font-weight-complex="bold"/>
    </style:style>
    <style:style style:name="T9" style:family="text">
      <style:text-properties fo:font-weight="bold" officeooo:rsid="00168796" style:font-weight-asian="bold" style:font-weight-complex="bold"/>
    </style:style>
    <style:style style:name="T10" style:family="text">
      <style:text-properties fo:font-weight="bold" officeooo:rsid="005398ae" style:font-weight-asian="bold" style:font-weight-complex="bold"/>
    </style:style>
    <style:style style:name="T11" style:family="text">
      <style:text-properties fo:font-weight="bold" officeooo:rsid="0056b388" style:font-weight-asian="bold" style:font-weight-complex="bold"/>
    </style:style>
    <style:style style:name="T12" style:family="text">
      <style:text-properties fo:font-weight="bold" officeooo:rsid="0051238c" style:font-weight-asian="bold" style:font-weight-complex="bold"/>
    </style:style>
    <style:style style:name="T13" style:family="text">
      <style:text-properties fo:font-weight="bold" officeooo:rsid="003bb9a9" style:font-weight-asian="bold" style:font-weight-complex="bold"/>
    </style:style>
    <style:style style:name="T14" style:family="text">
      <style:text-properties officeooo:rsid="00237211"/>
    </style:style>
    <style:style style:name="T15" style:family="text">
      <style:text-properties officeooo:rsid="0028e27f"/>
    </style:style>
    <style:style style:name="T16" style:family="text">
      <style:text-properties officeooo:rsid="0029d1ca"/>
    </style:style>
    <style:style style:name="T17" style:family="text">
      <style:text-properties officeooo:rsid="0029e9f2"/>
    </style:style>
    <style:style style:name="T18" style:family="text">
      <style:text-properties officeooo:rsid="002b589f"/>
    </style:style>
    <style:style style:name="T19" style:family="text">
      <style:text-properties officeooo:rsid="002e372c"/>
    </style:style>
    <style:style style:name="T20" style:family="text">
      <style:text-properties officeooo:rsid="0032b7db"/>
    </style:style>
    <style:style style:name="T21" style:family="text">
      <style:text-properties officeooo:rsid="003655d2"/>
    </style:style>
    <style:style style:name="T22" style:family="text">
      <style:text-properties officeooo:rsid="00369bb0"/>
    </style:style>
    <style:style style:name="T23" style:family="text">
      <style:text-properties officeooo:rsid="003a5593"/>
    </style:style>
    <style:style style:name="T24" style:family="text">
      <style:text-properties officeooo:rsid="003bb9a9"/>
    </style:style>
    <style:style style:name="T25" style:family="text">
      <style:text-properties officeooo:rsid="003db22e"/>
    </style:style>
    <style:style style:name="T26" style:family="text">
      <style:text-properties officeooo:rsid="00432612"/>
    </style:style>
    <style:style style:name="T27" style:family="text">
      <style:text-properties officeooo:rsid="00473e4b"/>
    </style:style>
    <style:style style:name="T28" style:family="text">
      <style:text-properties officeooo:rsid="0048622f"/>
    </style:style>
    <style:style style:name="T29" style:family="text">
      <style:text-properties officeooo:rsid="004a3093"/>
    </style:style>
    <style:style style:name="T30" style:family="text">
      <style:text-properties officeooo:rsid="004ae6fd"/>
    </style:style>
    <style:style style:name="T31" style:family="text">
      <style:text-properties officeooo:rsid="004cd46b"/>
    </style:style>
    <style:style style:name="T32" style:family="text">
      <style:text-properties officeooo:rsid="00502946"/>
    </style:style>
    <style:style style:name="T33" style:family="text">
      <style:text-properties officeooo:rsid="0051238c"/>
    </style:style>
    <style:style style:name="T34" style:family="text">
      <style:text-properties officeooo:rsid="00529f75"/>
    </style:style>
    <style:style style:name="T35" style:family="text">
      <style:text-properties officeooo:rsid="0052eb90"/>
    </style:style>
    <style:style style:name="T36" style:family="text">
      <style:text-properties officeooo:rsid="005502e7"/>
    </style:style>
    <style:style style:name="T37" style:family="text">
      <style:text-properties officeooo:rsid="00560f61"/>
    </style:style>
    <style:style style:name="T38" style:family="text">
      <style:text-properties officeooo:rsid="0056b388"/>
    </style:style>
    <style:style style:name="T39" style:family="text">
      <style:text-properties officeooo:rsid="005b43ee"/>
    </style:style>
    <style:style style:name="T40" style:family="text">
      <style:text-properties officeooo:rsid="005d3f29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Oracle <text:span text:style-name="T4">General</text:span></text:p>
      <text:p text:style-name="P46"/>
      <text:h text:style-name="P88" text:outline-level="5"><text:bookmark-start text:name="__RefHeading__676_193279013"/>What is the ORA-01555 and how do you fix it?<text:bookmark-end text:name="__RefHeading__676_193279013"/></text:h>
      <text:p text:style-name="P3"/>
      <text:p text:style-name="P60">"<text:span text:style-name="T6">snapshot too old</text:span>" : Transaction did run out of rollback space. </text:p>
      <text:p text:style-name="P60"/>
      <text:p text:style-name="P47">- <text:span text:style-name="T6">Increase</text:span> the size of the <text:span text:style-name="T6">UNDO tablespace</text:span>. </text:p>
      <text:p text:style-name="P47">- <text:span text:style-name="T6">Increase</text:span> the size of the <text:span text:style-name="T6">UNDO_RETENTION</text:span> parameter. </text:p>
      <text:p text:style-name="P55">- <text:span text:style-name="T6">Set</text:span> the <text:span text:style-name="T6">UNDO tablespace </text:span><text:span text:style-name="T7">to</text:span><text:span text:style-name="T6"> GUARANTEE mode</text:span>. </text:p>
      <text:p text:style-name="P55"/>
      <text:p text:style-name="P47">- <text:span text:style-name="T34">Tun</text:span>e the failing query to read less data and take less time. </text:p>
      <text:p text:style-name="P47">- Schedule your task when there <text:span text:style-name="T23">is</text:span> less database activity. </text:p>
      <text:p text:style-name="Standard">- If you are exporting a table, consider exporting with the CONSISTENT=no parameter.</text:p>
      <text:p text:style-name="Standard"><text:s text:c="2"/><text:span text:style-name="T34">In datapump, don’t use flashback time ( flashback_time = systimestamp )’</text:span></text:p>
      <text:p text:style-name="P3"/>
      <text:h text:style-name="P89" text:outline-level="5"><text:bookmark-start text:name="__RefHeading__678_193279013"/><text:span text:style-name="T5">What is a recursive SQL statement</text:span>?<text:bookmark-end text:name="__RefHeading__678_193279013"/></text:h>
      <text:p text:style-name="P3"/>
      <text:p text:style-name="Standard">The data <text:span text:style-name="T6">dictionary tables have to be called repeatedly</text:span>. This is because the dictionary cache is too small.</text:p>
      <text:p text:style-name="P58"/>
      <text:h text:style-name="P89" text:outline-level="5"><text:bookmark-start text:name="__RefHeading__680_193279013"/>How <text:span text:style-name="T2">do you check the network configuration</text:span>?<text:bookmark-end text:name="__RefHeading__680_193279013"/></text:h>
      <text:p text:style-name="P2"/>
      <text:p text:style-name="P56">$ <text:span text:style-name="T8">ifconfig -a</text:span></text:p>
      <text:p text:style-name="P57">$ ifconfig -a | grep eth</text:p>
      <text:p text:style-name="P2"/>
      <text:h text:style-name="P91" text:outline-level="5"><text:bookmark-start text:name="__RefHeading__682_193279013"/>How do you <text:span text:style-name="T3">check the kernel parameters</text:span>?<text:bookmark-end text:name="__RefHeading__682_193279013"/></text:h>
      <text:p text:style-name="P2"/>
      <text:p text:style-name="P59">$ <text:span text:style-name="T3">cat </text:span><text:span text:style-name="T9">/etc/sysctl.conf</text:span></text:p>
      <text:p text:style-name="P12"/>
      <text:h text:style-name="P90" text:outline-level="5"><text:bookmark-start text:name="__RefHeading__692_193279013"/><text:span text:style-name="T14">What is a mutating table error and how can you get around it</text:span>?<text:bookmark-end text:name="__RefHeading__692_193279013"/></text:h>
      <text:p text:style-name="P4"/>
      <text:p text:style-name="P13">This happens with triggers. It occurs because the <text:span text:style-name="T6">trigger is trying to update a row it is currently using</text:span>. The usual fix involves either <text:span text:style-name="T6">use of views or temporary tables</text:span> so the database is selecting from one while updating the other.</text:p>
      <text:p text:style-name="P13"/>
      <text:h text:style-name="P92" text:outline-level="5"><text:bookmark-start text:name="__RefHeading__366_2106488472"/>You see multiple fragments in the system tablespace. What do you do?<text:bookmark-end text:name="__RefHeading__366_2106488472"/></text:h>
      <text:p text:style-name="P5"/>
      <text:p text:style-name="P17">Ensure that no user has system as their default or temporary tablespace.</text:p>
      <text:p text:style-name="P14"/>
      <text:h text:style-name="P93" text:outline-level="5"><text:bookmark-start text:name="__RefHeading__368_2106488472"/><text:span text:style-name="T15">What comprises an Oracle Instance</text:span>?<text:bookmark-end text:name="__RefHeading__368_2106488472"/></text:h>
      <text:p text:style-name="P6"/>
      <text:p text:style-name="P18"><text:span text:style-name="T35">SGA (System Global Area) + Background processes</text:span>.</text:p>
      <text:p text:style-name="P15"/>
      <text:h text:style-name="P94" text:outline-level="5"><text:bookmark-start text:name="__RefHeading__370_2106488472"/><text:soft-page-break/><text:span text:style-name="T16">Explain the memory structures associated with Oracle</text:span>?<text:bookmark-end text:name="__RefHeading__370_2106488472"/></text:h>
      <text:p text:style-name="P7"/>
      <text:p text:style-name="P19"><text:span text:style-name="T6">SGA</text:span> - System Global Area (shared by all server and background processes): </text:p>
      <text:p text:style-name="P19"><text:s text:c="12"/><text:span text:style-name="T10">Buffer cache + memory pools</text:span></text:p>
      <text:p text:style-name="P19"><text:tab/>- Database buffer cache </text:p>
      <text:p text:style-name="P21"><text:tab/>- Redo log buffer </text:p>
      <text:p text:style-name="P21"><text:tab/>- Shared pool <text:span text:style-name="T17">(Library cache and Data Dictionary cache)</text:span></text:p>
      <text:p text:style-name="P19"><text:tab/>- Large pool</text:p>
      <text:p text:style-name="P19"><text:tab/>- Java pool </text:p>
      <text:p text:style-name="P19"/>
      <text:p text:style-name="P19"><text:span text:style-name="T6">PGA</text:span> - Program Global Areas (there is one PGA for each process): </text:p>
      <text:p text:style-name="P19"><text:tab/>- Stack area. </text:p>
      <text:p text:style-name="P19"><text:tab/>- Data area. </text:p>
      <text:p text:style-name="P19"><text:tab/>It is used for sorts and joins (e.g. hash-joins , bitmap merge, ...).</text:p>
      <text:p text:style-name="P16"/>
      <text:h text:style-name="P95" text:outline-level="5"><text:bookmark-start text:name="__RefHeading__372_2106488472"/><text:span text:style-name="T18">How does Oracle keep a read-consistent view of the data</text:span>?<text:bookmark-end text:name="__RefHeading__372_2106488472"/></text:h>
      <text:p text:style-name="P8"/>
      <text:p text:style-name="P20"><text:span text:style-name="T36">By using a combination of locks. Rollback Segments keep the before image.</text:span> </text:p>
      <text:p text:style-name="P20"/>
      <text:h text:style-name="P95" text:outline-level="5"><text:bookmark-start text:name="__RefHeading__374_2106488472"/><text:span text:style-name="T18">What is a checkpoint</text:span>?<text:bookmark-end text:name="__RefHeading__374_2106488472"/></text:h>
      <text:p text:style-name="P8"/>
      <text:p text:style-name="P20"><text:span text:style-name="T18">Event when all modified database buffers are written to the data file.</text:span> </text:p>
      <text:p text:style-name="P20"/>
      <text:h text:style-name="P96" text:outline-level="5"><text:bookmark-start text:name="__RefHeading__376_2106488472"/>Name different types of indexes.<text:bookmark-end text:name="__RefHeading__376_2106488472"/></text:h>
      <text:p text:style-name="P8"/>
      <text:p text:style-name="P22">- Unique index </text:p>
      <text:p text:style-name="P22">- Non-unique index </text:p>
      <text:p text:style-name="P22">- Concatenated index </text:p>
      <text:p text:style-name="P22"/>
      <text:p text:style-name="P22">- B-tree index </text:p>
      <text:p text:style-name="P22">- Bitmap index </text:p>
      <text:p text:style-name="P22">- Function based index</text:p>
      <text:p text:style-name="P20"/>
      <text:h text:style-name="P97" text:outline-level="5"><text:bookmark-start text:name="__RefHeading__378_2106488472"/>What does the process of PARSING a SQL statement perform?<text:bookmark-end text:name="__RefHeading__378_2106488472"/></text:h>
      <text:p text:style-name="P9"/>
      <text:p text:style-name="P23">- Checks for correct syntax. </text:p>
      <text:p text:style-name="P23">- Checks for correct access privileges. </text:p>
      <text:p text:style-name="P23">- Determines execution path.</text:p>
      <text:p text:style-name="P23"/>
      <text:p text:style-name="P23">- Checks for correct table and column definitions. </text:p>
      <text:p text:style-name="P23">- Acquires parse locks on objects.</text:p>
      <text:p text:style-name="P23"/>
      <text:h text:style-name="P98" text:outline-level="5"><text:bookmark-start text:name="__RefHeading__380_2106488472"/>What actions will end a transaction?<text:bookmark-end text:name="__RefHeading__380_2106488472"/></text:h>
      <text:p text:style-name="P10"/>
      <text:p text:style-name="P25">- COMMIT. </text:p>
      <text:p text:style-name="P25">- ROLLBACK. </text:p>
      <text:p text:style-name="P25"><text:soft-page-break/>- Executing a DDL statement. </text:p>
      <text:p text:style-name="P25">- Disconnecting from Oracle. </text:p>
      <text:p text:style-name="P25">- Abnormal termination of a user process</text:p>
      <text:p text:style-name="P24"/>
      <text:h text:style-name="P98" text:outline-level="5"><text:bookmark-start text:name="__RefHeading__382_2106488472"/>What command or statement will verify the integrity of each block in a table and all of the indexes on that table?<text:bookmark-end text:name="__RefHeading__382_2106488472"/></text:h>
      <text:p text:style-name="P10"/>
      <text:p text:style-name="Preformatted_20_Text">ANALYZE TABLE VALIDATE STRUCTURE CASCADE;</text:p>
      <text:p text:style-name="P25"/>
      <text:h text:style-name="P98" text:outline-level="5"><text:bookmark-start text:name="__RefHeading__384_2106488472"/>What is a freelist?<text:bookmark-end text:name="__RefHeading__384_2106488472"/></text:h>
      <text:p text:style-name="P10"/>
      <text:p text:style-name="P31">A freelist links (points to) all data blocks below the high water mark that are marked for reuse (empty but used).</text:p>
      <text:p text:style-name="P24"/>
      <text:h text:style-name="P98" text:outline-level="5"><text:bookmark-start text:name="__RefHeading__386_2106488472"/>Name PL/SQL packages provided by Oracle.<text:bookmark-end text:name="__RefHeading__386_2106488472"/></text:h>
      <text:p text:style-name="P10"/>
      <text:p text:style-name="P49"><text:span text:style-name="T6">dbms_datapump</text:span><text:tab/>- Create and start datapump jobs</text:p>
      <text:p text:style-name="P49">dbms_lock<text:tab/><text:tab/>- Api for lock management (has sleep function)</text:p>
      <text:p text:style-name="P49"><text:span text:style-name="T6">dbms_lob</text:span><text:tab/><text:tab/>- Read and modify lobs, clobs and blobs</text:p>
      <text:p text:style-name="P49"><text:span text:style-name="T6">dbms_metadata</text:span><text:tab/>- Get metadata/ddl for database objects</text:p>
      <text:p text:style-name="P49"><text:span text:style-name="T6">dbms_output</text:span><text:tab/><text:tab/>- Write output from pl/sql to screen or buffer</text:p>
      <text:p text:style-name="P49">dbms_scheduler<text:tab/>- Scheduler functions callable from PL/SQL</text:p>
      <text:p text:style-name="P49">dbms_session<text:tab/><text:tab/>- Alter session and set role commands callable from PL/SQL</text:p>
      <text:p text:style-name="P49">dbms_space<text:tab/><text:tab/>- Analyze segment growth and space requirements</text:p>
      <text:p text:style-name="P49"><text:span text:style-name="T6">dbms_stats</text:span><text:tab/><text:tab/>- Gather stats for database objects</text:p>
      <text:p text:style-name="P49">dbms_system<text:tab/><text:tab/>- Write to alert.log and trace files</text:p>
      <text:p text:style-name="P24"/>
      <text:h text:style-name="P98" text:outline-level="5"><text:bookmark-start text:name="__RefHeading__388_2106488472"/>What happens if the primary key is enabled without specifying the index clause? <text:bookmark-end text:name="__RefHeading__388_2106488472"/></text:h>
      <text:p text:style-name="P25"/>
      <text:p text:style-name="P50">The sizing information is lost.</text:p>
      <text:p text:style-name="P32">The <text:span text:style-name="T6">index is created</text:span> in the <text:span text:style-name="T6">users default tablespace</text:span> and all sizing information is lost. When the constraint was disabled the index was dropped and the information is lost.</text:p>
      <text:p text:style-name="P25"/>
      <text:h text:style-name="P99" text:outline-level="5"><text:bookmark-start text:name="__RefHeading__390_2106488472"/><text:span text:style-name="T19">A user gets the “ORA-00942: Table not found” error what do you do</text:span>? <text:bookmark-end text:name="__RefHeading__390_2106488472"/></text:h>
      <text:p text:style-name="P26"/>
      <text:p text:style-name="P40">- <text:span text:style-name="T11">Check</text:span><text:span text:style-name="T38"> if the user has </text:span><text:span text:style-name="T6">permissions</text:span> on <text:span text:style-name="T38">the </text:span>table.</text:p>
      <text:p text:style-name="P40">- <text:span text:style-name="T6">Check</text:span> if the user has <text:span text:style-name="T6">synonyms</text:span> for the table <text:span text:style-name="T37">(or if a logon trigger with “set current schema” is in place).</text:span></text:p>
      <text:p text:style-name="P40"/>
      <text:h text:style-name="P100" text:outline-level="5"><text:bookmark-start text:name="__RefHeading__392_2106488472"/>What <text:span text:style-name="T22">health </text:span>checks / <text:span text:style-name="T33">monitoring </text:span>do you do to insure the database is ok?<text:bookmark-end text:name="__RefHeading__392_2106488472"/></text:h>
      <text:p text:style-name="P26"/>
      <text:p text:style-name="P43">- <text:span text:style-name="T33">Is the </text:span><text:span text:style-name="T6">database</text:span> <text:span text:style-name="T33">up?</text:span></text:p>
      <text:p text:style-name="P43"><text:span text:style-name="T33">- Are the </text:span><text:span text:style-name="T12">l</text:span><text:span text:style-name="T6">isteners</text:span> running?</text:p>
      <text:p text:style-name="P40">- <text:span text:style-name="T20">Ca</text:span>n <text:span text:style-name="T33">you</text:span><text:span text:style-name="T12"> </text:span><text:span text:style-name="T6">log on remotely</text:span>?</text:p>
      <text:p text:style-name="P54">- Is the <text:span text:style-name="T6">LDAP</text:span> service working?</text:p>
      <text:p text:style-name="P54"><text:soft-page-break/></text:p>
      <text:p text:style-name="P54">- Is the <text:span text:style-name="T6">archive log area</text:span> filling up?</text:p>
      <text:p text:style-name="P54">- Have the <text:span text:style-name="T6">tablespaces</text:span> sufficient <text:span text:style-name="T6">free space</text:span> left?</text:p>
      <text:p text:style-name="P54">- Are user and processes limits reached?</text:p>
      <text:p text:style-name="P54"/>
      <text:p text:style-name="P54">- Did the <text:span text:style-name="T6">backups</text:span> run successful?</text:p>
      <text:p text:style-name="P42">- <text:span text:style-name="T33">Are there </text:span><text:span text:style-name="T12">errors in the alert.log</text:span><text:span text:style-name="T33">?</text:span></text:p>
      <text:p text:style-name="P42">- <text:span text:style-name="T33">Did </text:span>batch jobs <text:span text:style-name="T22">run successful?</text:span></text:p>
      <text:p text:style-name="P40">- <text:span text:style-name="T33">Are there </text:span>invalid objects?</text:p>
      <text:p text:style-name="P40">- <text:span text:style-name="T33">Are statistics up to date?</text:span></text:p>
      <text:p text:style-name="P40"/>
      <text:h text:style-name="P100" text:outline-level="5"><text:bookmark-start text:name="__RefHeading__394_2106488472"/>What is a correlated sub-query?<text:bookmark-end text:name="__RefHeading__394_2106488472"/></text:h>
      <text:p text:style-name="P26"/>
      <text:p text:style-name="P40">A query with a sub-query where every row of the sub-query relates back to the master query.</text:p>
      <text:p text:style-name="P40"/>
      <text:h text:style-name="P101" text:outline-level="5"><text:bookmark-start text:name="__RefHeading__396_2106488472"/>What causes <text:span text:style-name="T20">a </text:span>database to hang (or user thinks it hangs<text:span text:style-name="T25">)</text:span>?<text:bookmark-end text:name="__RefHeading__396_2106488472"/></text:h>
      <text:p text:style-name="P27"/>
      <text:p text:style-name="P44">- <text:span text:style-name="T6">Archive log</text:span> destination is <text:span text:style-name="T6">full</text:span>.</text:p>
      <text:p text:style-name="P44">- <text:span text:style-name="T13">Resumable transaction hangs</text:span><text:span text:style-name="T24">.</text:span></text:p>
      <text:p text:style-name="P45"><text:tab/><text:span text:style-name="T24">E.g.</text:span> </text:p>
      <text:p text:style-name="P45"><text:tab/><text:span text:style-name="T24">~ </text:span>Tables or indexes are <text:span text:style-name="T20">not </text:span>able to extent in a tablespace </text:p>
      <text:p text:style-name="P44"><text:tab/><text:span text:style-name="T24">~ S</text:span>session hangs if auditing is used and <text:span text:style-name="T6">aud$</text:span> cannot extend.</text:p>
      <text:p text:style-name="P44">- User session is <text:span text:style-name="T6">waiting for a lock</text:span>.</text:p>
      <text:p text:style-name="P44">- Database is in recovery mode or not open <text:span text:style-name="T25">(this causes a hanging logon session)</text:span>.</text:p>
      <text:p text:style-name="P41"/>
      <text:h text:style-name="P102" text:outline-level="5"><text:bookmark-start text:name="__RefHeading__1585_511196610"/><text:span text:style-name="T21">How do you check the physical memory on a Linux system</text:span>?<text:bookmark-end text:name="__RefHeading__1585_511196610"/></text:h>
      <text:p text:style-name="P28"/>
      <text:p text:style-name="Preformatted_20_Text">cat <text:span text:style-name="T6">/proc/meminfo</text:span> | grep -i memtotal </text:p>
      <text:p text:style-name="Preformatted_20_Text">cat /proc/meminfo | grep -i huge</text:p>
      <text:p text:style-name="Preformatted_20_Text"/>
      <text:p text:style-name="Preformatted_20_Text">Huge pages size = &lt;HugePages_Total&gt; * &lt;Hugepagesize&gt;</text:p>
      <text:p text:style-name="Preformatted_20_Text"/>
      <text:p text:style-name="Preformatted_20_Text">top</text:p>
      <text:p text:style-name="Preformatted_20_Text">free</text:p>
      <text:p text:style-name="Preformatted_20_Text"/>
      <text:h text:style-name="P103" text:outline-level="5"><text:bookmark-start text:name="__RefHeading__1587_511196610"/>How would you begin to troubleshoot an ORA-3113 error?<text:bookmark-end text:name="__RefHeading__1587_511196610"/></text:h>
      <text:p text:style-name="P29"/>
      <text:p text:style-name="P61"><text:span text:style-name="T24">ORA</text:span>-3113: <text:span text:style-name="T24">E</text:span>nd of file on communication channel reached</text:p>
      <text:p text:style-name="P61"/>
      <text:p text:style-name="Standard">1. Check for network problems and<text:span text:style-name="T6"> troubleshoot SQL*Net connectivity</text:span>. </text:p>
      <text:p text:style-name="Standard">2. Look in the <text:span text:style-name="T6">alert.log</text:span> file for any errors. </text:p>
      <text:p text:style-name="Standard">3. Check whether the server process is dead and whether a <text:span text:style-name="T6">trace file</text:span> was generated at failure time. </text:p>
      <text:p text:style-name="P61"/>
      <text:h text:style-name="P104" text:outline-level="5"><text:bookmark-start text:name="__RefHeading__1589_511196610"/>Which dictionary views would you look at to diagnose a locking issue?<text:bookmark-end text:name="__RefHeading__1589_511196610"/></text:h>
      <text:p text:style-name="P30"/>
      <text:p text:style-name="P65">v$lock</text:p>
      <text:p text:style-name="P65">v$session</text:p>
      <text:p text:style-name="P62"/>
      <text:h text:style-name="P105" text:outline-level="5"><text:bookmark-start text:name="__RefHeading__1589_5111966101"/><text:soft-page-break/><text:span text:style-name="T26">How can you trace a session</text:span>?<text:bookmark-end text:name="__RefHeading__1589_5111966101"/></text:h>
      <text:p text:style-name="P33"/>
      <text:p text:style-name="P51">There are several options:</text:p>
      <text:p text:style-name="P51"/>
      <text:p text:style-name="P51">Trace your own session.</text:p>
      <text:p text:style-name="P51"><text:tab/><text:span text:style-name="T6">alter session set sql_trace = true</text:span>;</text:p>
      <text:p text:style-name="P51"><text:tab/>alter session <text:span text:style-name="T6">set events '10046</text:span> trace name context forever, level 8';</text:p>
      <text:p text:style-name="P51"/>
      <text:p text:style-name="P51">Trace another sessions.</text:p>
      <text:p text:style-name="P51"><text:tab/>exec <text:span text:style-name="T6">dbms_system.set_sql_trace_in_session</text:span>(&amp;sid, &amp;serial, TRUE);</text:p>
      <text:p text:style-name="P51"><text:tab/>exec <text:span text:style-name="T6">dbms_system.set_ev</text:span>(&amp;sid, &amp;serial, 10046, &amp;level, '');</text:p>
      <text:p text:style-name="P51"><text:tab/>exec dbms_monitor.session_trace_enable(<text:span text:style-name="T39">&lt;sid&gt;</text:span>); <text:s text:c="17"/><text:span text:style-name="T39"># or (&lt;sid&gt;, &lt;serial&gt;)</text:span></text:p>
      <text:p text:style-name="P51"><text:tab/>Use oradebug</text:p>
      <text:p text:style-name="P51"/>
      <text:p text:style-name="P51">Everyone</text:p>
      <text:p text:style-name="P51"><text:tab/><text:span text:style-name="T6">alter system set sql_trace=true</text:span> scope=memory;</text:p>
      <text:p text:style-name="P51"><text:tab/>alter system set events='10046 trace name context forever, level 12' ;</text:p>
      <text:p text:style-name="P48"/>
      <text:p text:style-name="P48"/>
      <text:h text:style-name="P106" text:outline-level="5"><text:bookmark-start text:name="__RefHeading___Toc2233_4066390655"/><text:span text:style-name="T27">How do you recover a password in Oracle 10</text:span>?<text:bookmark-end text:name="__RefHeading___Toc2233_4066390655"/></text:h>
      <text:p text:style-name="P34"/>
      <text:p text:style-name="P66"><text:span text:style-name="T27">Check </text:span>v$<text:span text:style-name="T27">password_history</text:span></text:p>
      <text:p text:style-name="P66"/>
      <text:p text:style-name="P63"/>
      <text:h text:style-name="P107" text:outline-level="5"><text:bookmark-start text:name="__RefHeading___Toc2235_4066390655"/><text:span text:style-name="T28">Can you create an index online</text:span>?<text:bookmark-end text:name="__RefHeading___Toc2235_4066390655"/></text:h>
      <text:p text:style-name="P35"/>
      <text:p text:style-name="P76">Yes, you can create and rebuild and index by using the ONLINE parameter.</text:p>
      <text:p text:style-name="P74"/>
      <text:p text:style-name="P76">- You can perform DML operations while the index is rebuild but not DDL.</text:p>
      <text:p text:style-name="P76">- Parallel execution is not supported for creating/rebuilding indexes online.</text:p>
      <text:p text:style-name="P74"/>
      <text:h text:style-name="P108" text:outline-level="5"><text:bookmark-start text:name="__RefHeading___Toc2237_4066390655"/><text:span text:style-name="T29">How can you find out which shared memory and semaphores are associated with an instance</text:span>?<text:bookmark-end text:name="__RefHeading___Toc2237_4066390655"/></text:h>
      <text:p text:style-name="P36"/>
      <text:p text:style-name="P77">Yes, you can create and rebuild and index by using the ONLINE parameter.</text:p>
      <text:p text:style-name="P73"/>
      <text:p text:style-name="P70">SQL&gt; oradebug help</text:p>
      <text:p text:style-name="P70"/>
      <text:p text:style-name="P70">SQL&gt; oradebug setmypid</text:p>
      <text:p text:style-name="P70">SQL&gt; oradebug ipc</text:p>
      <text:p text:style-name="P70">SQL&gt; oradebug tracefile_name</text:p>
      <text:p text:style-name="P70"/>
      <text:p text:style-name="P83">--- or ---</text:p>
      <text:p text:style-name="P83"/>
      <text:p text:style-name="P83">$ $ORACLE_SID/bin/sysresv</text:p>
      <text:p text:style-name="P67"/>
      <text:h text:style-name="P109" text:outline-level="5"><text:bookmark-start text:name="__RefHeading___Toc2239_4066390655"/><text:span text:style-name="T30">Temp tablespace is 100% full. There is no disk space available. How can you free up temp space</text:span>?<text:bookmark-end text:name="__RefHeading___Toc2239_4066390655"/></text:h>
      <text:p text:style-name="P37"/>
      <text:p text:style-name="P79"><text:soft-page-break/>- Try to close some idle database sessions to free up temp space.</text:p>
      <text:p text:style-name="P79">- Change PCTINCREASE to 1 followed by 0. <text:span text:style-name="T31">If PCTINCREASE is 0, Oracle won’t automatically coalesce the extents.</text:span></text:p>
      <text:p text:style-name="P72"/>
      <text:p text:style-name="P72">Alter tablespace temp <text:span text:style-name="T31">storage (</text:span>pctincrease 1<text:span text:style-name="T31">)</text:span>;</text:p>
      <text:p text:style-name="P72">Alter tablespace temp <text:span text:style-name="T31">storage (</text:span>pctincrease 0<text:span text:style-name="T31">)</text:span>;</text:p>
      <text:p text:style-name="P72"/>
      <text:p text:style-name="P81">Use locally managed tablespaces to avoid fragmentation altogether. </text:p>
      <text:p text:style-name="P72"/>
      <text:p text:style-name="P68"/>
      <text:h text:style-name="P110" text:outline-level="5"><text:bookmark-start text:name="__RefHeading___Toc2241_4066390655"/><text:span text:style-name="T32">How do you find background processes</text:span>?<text:bookmark-end text:name="__RefHeading___Toc2241_4066390655"/></text:h>
      <text:p text:style-name="P52"/>
      <text:p text:style-name="P52">select sid, program from v$session where type = ‘BACKGROUND’;</text:p>
      <text:p text:style-name="P52"/>
      <text:p text:style-name="P52">ps -ef | grep ora_ | grep &lt;sid&gt;</text:p>
      <text:p text:style-name="P53"/>
      <text:p text:style-name="P38"/>
      <text:h text:style-name="P111" text:outline-level="5"><text:bookmark-start text:name="__RefHeading___Toc979_268834824"/><text:span text:style-name="T40">What is a library cache lock</text:span>?<text:bookmark-end text:name="__RefHeading___Toc979_268834824"/></text:h>
      <text:p text:style-name="P39"/>
      <text:p text:style-name="P82">A session is <text:span text:style-name="T6">waiting</text:span> to use or change an <text:span text:style-name="T6">object definition or SQL statement</text:span> that another session is using.</text:p>
      <text:p text:style-name="P78"/>
      <text:h text:style-name="P111" text:outline-level="5"><text:bookmark-start text:name="__RefHeading___Toc981_268834824"/><text:span text:style-name="T40">How do you re-build a fragmented table</text:span>?<text:bookmark-end text:name="__RefHeading___Toc981_268834824"/></text:h>
      <text:p text:style-name="P39"/>
      <text:p text:style-name="P85">alter table &lt;name&gt; move;</text:p>
      <text:p text:style-name="P85">alter index &lt;name&gt; move; <text:s text:c="9"/># for all indexes of the table</text:p>
      <text:p text:style-name="P84"/>
      <text:p text:style-name="P85">--- or ---</text:p>
      <text:p text:style-name="P84"/>
      <text:p text:style-name="P85">export table / import table</text:p>
      <text:p text:style-name="P78"/>
      <text:p text:style-name="P78"/>
      <text:p text:style-name="P78"/>
      <text:p text:style-name="P75"/>
      <text:p text:style-name="P80"/>
      <text:p text:style-name="P71"/>
      <text:p text:style-name="P69"/>
      <text:p text:style-name="P64"/>
      <text:p text:style-name="P8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87"><text:a xlink:type="simple" xlink:href="#__RefHeading__676_193279013" text:style-name="Index_20_Link" text:visited-style-name="Index_20_Link">1. What is the ORA-01555 and how do you fix it?<text:tab/>1</text:a></text:p>
          <text:p text:style-name="P87"><text:a xlink:type="simple" xlink:href="#__RefHeading__678_193279013" text:style-name="Index_20_Link" text:visited-style-name="Index_20_Link">2. What is a recursive SQL statement?<text:tab/>1</text:a></text:p>
          <text:p text:style-name="P87"><text:a xlink:type="simple" xlink:href="#__RefHeading__680_193279013" text:style-name="Index_20_Link" text:visited-style-name="Index_20_Link">3. How do you check the network configuration?<text:tab/>1</text:a></text:p>
          <text:p text:style-name="P87"><text:a xlink:type="simple" xlink:href="#__RefHeading__682_193279013" text:style-name="Index_20_Link" text:visited-style-name="Index_20_Link">4. How do you check the kernel parameters?<text:tab/>1</text:a></text:p>
          <text:p text:style-name="P87"><text:a xlink:type="simple" xlink:href="#__RefHeading__692_193279013" text:style-name="Index_20_Link" text:visited-style-name="Index_20_Link">5. What is a mutating table error and how can you get around it?<text:tab/>1</text:a></text:p>
          <text:p text:style-name="P87"><text:a xlink:type="simple" xlink:href="#__RefHeading__366_2106488472" text:style-name="Index_20_Link" text:visited-style-name="Index_20_Link">6. You see multiple fragments in the system tablespace. What do you do?<text:tab/>1</text:a></text:p>
          <text:p text:style-name="P87"><text:a xlink:type="simple" xlink:href="#__RefHeading__368_2106488472" text:style-name="Index_20_Link" text:visited-style-name="Index_20_Link">7. What comprises an Oracle Instance?<text:tab/>1</text:a></text:p>
          <text:p text:style-name="P87"><text:a xlink:type="simple" xlink:href="#__RefHeading__370_2106488472" text:style-name="Index_20_Link" text:visited-style-name="Index_20_Link">8. Explain the memory structures associated with Oracle?<text:tab/>2</text:a></text:p>
          <text:p text:style-name="P87"><text:a xlink:type="simple" xlink:href="#__RefHeading__372_2106488472" text:style-name="Index_20_Link" text:visited-style-name="Index_20_Link">9. How does Oracle keep a read-consistent view of the data?<text:tab/>2</text:a></text:p>
          <text:p text:style-name="P87"><text:a xlink:type="simple" xlink:href="#__RefHeading__374_2106488472" text:style-name="Index_20_Link" text:visited-style-name="Index_20_Link">10. What is a checkpoint?<text:tab/>2</text:a></text:p>
          <text:p text:style-name="P87"><text:a xlink:type="simple" xlink:href="#__RefHeading__376_2106488472" text:style-name="Index_20_Link" text:visited-style-name="Index_20_Link">11. Name different types of indexes.<text:tab/>2</text:a></text:p>
          <text:p text:style-name="P87"><text:a xlink:type="simple" xlink:href="#__RefHeading__378_2106488472" text:style-name="Index_20_Link" text:visited-style-name="Index_20_Link">12. What does the process of PARSING a SQL statement perform?<text:tab/>2</text:a></text:p>
          <text:p text:style-name="P87"><text:a xlink:type="simple" xlink:href="#__RefHeading__380_2106488472" text:style-name="Index_20_Link" text:visited-style-name="Index_20_Link">13. What actions will end a transaction?<text:tab/>2</text:a></text:p>
          <text:p text:style-name="P87"><text:a xlink:type="simple" xlink:href="#__RefHeading__382_2106488472" text:style-name="Index_20_Link" text:visited-style-name="Index_20_Link">14. What command or statement will verify the integrity of each block in a table and all of the indexes on that table?<text:tab/>3</text:a></text:p>
          <text:p text:style-name="P87"><text:a xlink:type="simple" xlink:href="#__RefHeading__384_2106488472" text:style-name="Index_20_Link" text:visited-style-name="Index_20_Link">15. What is a freelist?<text:tab/>3</text:a></text:p>
          <text:p text:style-name="P87"><text:a xlink:type="simple" xlink:href="#__RefHeading__386_2106488472" text:style-name="Index_20_Link" text:visited-style-name="Index_20_Link">16. Name PL/SQL packages provided by Oracle.<text:tab/>3</text:a></text:p>
          <text:p text:style-name="P87"><text:a xlink:type="simple" xlink:href="#__RefHeading__388_2106488472" text:style-name="Index_20_Link" text:visited-style-name="Index_20_Link">17. What happens if the primary key is enabled without specifying the index clause?<text:tab/>3</text:a></text:p>
          <text:p text:style-name="P87"><text:a xlink:type="simple" xlink:href="#__RefHeading__390_2106488472" text:style-name="Index_20_Link" text:visited-style-name="Index_20_Link">18. A user gets the “ORA-00942: Table not found” error what do you do?<text:tab/>3</text:a></text:p>
          <text:p text:style-name="P87"><text:a xlink:type="simple" xlink:href="#__RefHeading__392_2106488472" text:style-name="Index_20_Link" text:visited-style-name="Index_20_Link">19. What health checks / monitoring do you do to insure the database is ok?<text:tab/>3</text:a></text:p>
          <text:p text:style-name="P87"><text:a xlink:type="simple" xlink:href="#__RefHeading__394_2106488472" text:style-name="Index_20_Link" text:visited-style-name="Index_20_Link">20. What is a correlated sub-query?<text:tab/>4</text:a></text:p>
          <text:p text:style-name="P87"><text:a xlink:type="simple" xlink:href="#__RefHeading__396_2106488472" text:style-name="Index_20_Link" text:visited-style-name="Index_20_Link">21. What causes a database to hang (or user thinks it hangs)?<text:tab/>4</text:a></text:p>
          <text:p text:style-name="P87"><text:a xlink:type="simple" xlink:href="#__RefHeading__1585_511196610" text:style-name="Index_20_Link" text:visited-style-name="Index_20_Link">22. How do you check the physical memory on a Linux system?<text:tab/>4</text:a></text:p>
          <text:p text:style-name="P87"><text:a xlink:type="simple" xlink:href="#__RefHeading__1587_511196610" text:style-name="Index_20_Link" text:visited-style-name="Index_20_Link">23. How would you begin to troubleshoot an ORA-3113 error?<text:tab/>4</text:a></text:p>
          <text:p text:style-name="P87"><text:a xlink:type="simple" xlink:href="#__RefHeading__1589_511196610" text:style-name="Index_20_Link" text:visited-style-name="Index_20_Link">24. Which dictionary views would you look at to diagnose a locking issue?<text:tab/>4</text:a></text:p>
          <text:p text:style-name="P87"><text:a xlink:type="simple" xlink:href="#__RefHeading__1589_5111966101" text:style-name="Index_20_Link" text:visited-style-name="Index_20_Link">25. How can you trace a session?<text:tab/>5</text:a></text:p>
          <text:p text:style-name="P87"><text:a xlink:type="simple" xlink:href="#__RefHeading___Toc2233_4066390655" text:style-name="Index_20_Link" text:visited-style-name="Index_20_Link">26. How do you recover a password in Oracle 10?<text:tab/>5</text:a></text:p>
          <text:p text:style-name="P87"><text:a xlink:type="simple" xlink:href="#__RefHeading___Toc2235_4066390655" text:style-name="Index_20_Link" text:visited-style-name="Index_20_Link">27. Can you create an index online?<text:tab/>5</text:a></text:p>
          <text:p text:style-name="P87"><text:a xlink:type="simple" xlink:href="#__RefHeading___Toc2237_4066390655" text:style-name="Index_20_Link" text:visited-style-name="Index_20_Link">28. How can you find out which shared memory and semaphores are associated with an instance?<text:tab/>5</text:a></text:p>
          <text:p text:style-name="P87"><text:a xlink:type="simple" xlink:href="#__RefHeading___Toc2239_4066390655" text:style-name="Index_20_Link" text:visited-style-name="Index_20_Link">29. Temp tablespace is 100% full. There is no disk space available. How can you free up temp space?<text:tab/>5</text:a></text:p>
          <text:p text:style-name="P87"><text:a xlink:type="simple" xlink:href="#__RefHeading___Toc2241_4066390655" text:style-name="Index_20_Link" text:visited-style-name="Index_20_Link">30. How do you find background processes?<text:tab/>6</text:a></text:p>
          <text:p text:style-name="P87"><text:a xlink:type="simple" xlink:href="#__RefHeading___Toc979_268834824" text:style-name="Index_20_Link" text:visited-style-name="Index_20_Link">31. What is a library cache lock?<text:tab/>6</text:a></text:p>
          <text:p text:style-name="P87"><text:a xlink:type="simple" xlink:href="#__RefHeading___Toc981_268834824" text:style-name="Index_20_Link" text:visited-style-name="Index_20_Link">32. How do you re-build a fragmented table?<text:tab/>6</text:a></text:p>
        </text:index-body>
      </text:table-of-conten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officeooo:rsid="00411038"/>
    </style:style>
    <style:page-layout style:name="Mpm1">
      <style:page-layout-properties fo:page-width="21.001cm" fo:page-height="29.7cm" style:num-format="1" style:print-orientation="portrait" fo:margin-top="1.6cm" fo:margin-bottom="1.6cm" fo:margin-left="1.799cm" fo:margin-right="1.7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--- Oracle General ---<text:tab/><text:tab/></text:span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do </meta:initial-creator>
    <meta:creation-date>2014-12-07T08:55:23.547408200</meta:creation-date>
    <dc:date>2018-03-21T11:47:34.687024038</dc:date>
    <meta:editing-duration>PT3H20M34S</meta:editing-duration>
    <meta:editing-cycles>77</meta:editing-cycles>
    <meta:generator>LibreOffice/5.3.1.2$Linux_X86_64 LibreOffice_project/30m0$Build-2</meta:generator>
    <meta:document-statistic meta:table-count="0" meta:image-count="0" meta:object-count="0" meta:page-count="7" meta:paragraph-count="193" meta:word-count="1664" meta:character-count="9420" meta:non-whitespace-character-count="7878"/>
  </office:meta>
</office:document-meta>
</file>